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MP1">
      <style:table-properties style:width="13.753cm" fo:margin-left="-0.026cm" style:page-number="auto" fo:break-before="page" table:align="left" style:shadow="#000000 0.18cm 0.18cm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2.579cm"/>
    </style:style>
    <style:style style:name="Tabla1.C" style:family="table-column">
      <style:table-column-properties style:column-width="2.618cm"/>
    </style:style>
    <style:style style:name="Tabla1.D" style:family="table-column">
      <style:table-column-properties style:column-width="2.297cm"/>
    </style:style>
    <style:style style:name="Tabla1.E" style:family="table-column">
      <style:table-column-properties style:column-width="2.085cm"/>
    </style:style>
    <style:style style:name="Tabla1.F" style:family="table-column">
      <style:table-column-properties style:column-width="1.582cm"/>
    </style:style>
    <style:style style:name="Tabla1.1" style:family="table-row">
      <style:table-row-properties style:min-row-height="0.45cm" style:use-optimal-row-height="false"/>
    </style:style>
    <style:style style:name="Tabla1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1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1.2" style:family="table-row">
      <style:table-row-properties style:min-row-height="0.953cm" style:use-optimal-row-height="false"/>
    </style:style>
    <style:style style:name="Tabla1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1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1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1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1.13" style:family="table-row">
      <style:table-row-properties style:min-row-height="0.93cm" style:use-optimal-row-height="false"/>
    </style:style>
    <style:style style:name="Tabla1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1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1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1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1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1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1.16" style:family="table-row">
      <style:table-row-properties style:min-row-height="2.63cm" style:use-optimal-row-height="false"/>
    </style:style>
    <style:style style:name="Tabla1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1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1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1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1.22" style:family="table-row">
      <style:table-row-properties style:min-row-height="0.476cm" style:use-optimal-row-height="false"/>
    </style:style>
    <style:style style:name="Tabla2" style:family="table">
      <style:table-properties style:width="13.753cm" fo:margin-left="-0.026cm" fo:break-before="column" table:align="left" style:shadow="#000000 0.18cm 0.18cm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2.579cm"/>
    </style:style>
    <style:style style:name="Tabla2.C" style:family="table-column">
      <style:table-column-properties style:column-width="2.618cm"/>
    </style:style>
    <style:style style:name="Tabla2.D" style:family="table-column">
      <style:table-column-properties style:column-width="2.297cm"/>
    </style:style>
    <style:style style:name="Tabla2.E" style:family="table-column">
      <style:table-column-properties style:column-width="2.085cm"/>
    </style:style>
    <style:style style:name="Tabla2.F" style:family="table-column">
      <style:table-column-properties style:column-width="1.582cm"/>
    </style:style>
    <style:style style:name="Tabla2.1" style:family="table-row">
      <style:table-row-properties style:min-row-height="0.45cm" style:use-optimal-row-height="false"/>
    </style:style>
    <style:style style:name="Tabla2.A1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1pt solid #000001" fo:border-bottom="none">
        <style:background-image/>
      </style:table-cell-properties>
    </style:style>
    <style:style style:name="Tabla2.E1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a2.2" style:family="table-row">
      <style:table-row-properties style:min-row-height="0.953cm" style:use-optimal-row-height="false"/>
    </style:style>
    <style:style style:name="Tabla2.A2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A3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E3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E4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A6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1pt solid #000001">
        <style:background-image/>
      </style:table-cell-properties>
    </style:style>
    <style:style style:name="Tabla2.C6" style:family="table-cell">
      <style:table-cell-properties style:vertical-align="bottom" fo:background-color="#ffffff" fo:padding-left="0.123cm" fo:padding-right="0.123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a2.C10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1pt solid #000001">
        <style:background-image/>
      </style:table-cell-properties>
    </style:style>
    <style:style style:name="Tabla2.D10" style:family="table-cell">
      <style:table-cell-properties style:vertical-align="bottom" fo:background-color="#ffffff" fo:padding-left="0.123cm" fo:padding-right="0.123cm" fo:padding-top="0cm" fo:padding-bottom="0cm" fo:border="1pt solid #000001">
        <style:background-image/>
      </style:table-cell-properties>
    </style:style>
    <style:style style:name="Tabla2.13" style:family="table-row">
      <style:table-row-properties style:min-row-height="0.93cm" style:use-optimal-row-height="false"/>
    </style:style>
    <style:style style:name="Tabla2.B13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none" fo:border-bottom="none">
        <style:background-image/>
      </style:table-cell-properties>
    </style:style>
    <style:style style:name="Tabla2.A14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a2.C14" style:family="table-cell">
      <style:table-cell-properties style:vertical-align="bottom" fo:background-color="#ffffff" fo:padding="0.123cm" fo:border-left="1pt solid #000001" fo:border-right="none" fo:border-top="1pt solid #000001" fo:border-bottom="1pt solid #000001">
        <style:background-image/>
      </style:table-cell-properties>
    </style:style>
    <style:style style:name="Tabla2.E14" style:family="table-cell">
      <style:table-cell-properties style:vertical-align="bottom" fo:background-color="#ffffff" fo:padding="0.123cm" fo:border="1pt solid #000001">
        <style:background-image/>
      </style:table-cell-properties>
    </style:style>
    <style:style style:name="Tabla2.A15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a2.B15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1pt solid #000001" fo:border-bottom="none">
        <style:background-image/>
      </style:table-cell-properties>
    </style:style>
    <style:style style:name="Tabla2.16" style:family="table-row">
      <style:table-row-properties style:min-row-height="2.63cm" style:use-optimal-row-height="false"/>
    </style:style>
    <style:style style:name="Tabla2.A16" style:family="table-cell">
      <style:table-cell-properties style:vertical-align="middle" fo:background-color="#ffffff" fo:padding-left="0.123cm" fo:padding-right="0.123cm" fo:padding-top="0cm" fo:padding-bottom="0cm" fo:border-left="1pt solid #000001" fo:border-right="1pt solid #000001" fo:border-top="none" fo:border-bottom="none">
        <style:background-image/>
      </style:table-cell-properties>
    </style:style>
    <style:style style:name="Tabla2.A18" style:family="table-cell">
      <style:table-cell-properties style:vertical-align="bottom" fo:background-color="#ffffff" fo:padding-left="0.123cm" fo:padding-right="0.123cm" fo:padding-top="0cm" fo:padding-bottom="0cm" fo:border-left="1pt solid #000001" fo:border-right="1pt solid #000001" fo:border-top="none" fo:border-bottom="0.5pt solid #000001">
        <style:background-image/>
      </style:table-cell-properties>
    </style:style>
    <style:style style:name="Tabla2.A19" style:family="table-cell">
      <style:table-cell-properties style:vertical-align="bottom" fo:background-color="#ffffff" fo:padding-left="0.123cm" fo:padding-right="0.123cm" fo:padding-top="0cm" fo:padding-bottom="0cm" fo:border-left="1pt solid #000001" fo:border-right="none" fo:border-top="none" fo:border-bottom="none">
        <style:background-image/>
      </style:table-cell-properties>
    </style:style>
    <style:style style:name="Tabla2.B19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a2.22" style:family="table-row">
      <style:table-row-properties style:min-row-height="0.476cm" style:use-optimal-row-height="false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11bd74" fo:background-color="#ffff00" style:font-name-asian="Times New Roman" style:font-size-asian="8pt" style:language-asian="es" style:country-asian="ES" style:font-name-complex="Arial1" style:font-size-complex="8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#ffff00" style:font-name-asian="Times New Roman" style:font-size-asian="8pt" style:language-asian="es" style:country-asian="ES" style:font-name-complex="Arial1" style:font-size-complex="8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11bd74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8pt" fo:font-weight="bold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3c80de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75039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fo:font-weight="bold" officeooo:rsid="003c80de" officeooo:paragraph-rsid="004a0891" style:font-name-asian="Times New Roman" style:font-size-asian="8pt" style:language-asian="es" style:country-asian="ES" style:font-weight-asian="bold" style:font-name-complex="Arial1" style:font-size-complex="8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11bd74" style:font-name-asian="Times New Roman" style:font-size-asian="8pt" style:language-asian="es" style:country-asian="ES" style:font-name-complex="Arial1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a0891" style:font-name-asian="Times New Roman" style:font-size-asian="8pt" style:language-asian="es" style:country-asian="ES" style:font-name-complex="Arial1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paragraph-rsid="004c136e" style:font-name-asian="Times New Roman" style:font-size-asian="8pt" style:language-asian="es" style:country-asian="ES" style:font-name-complex="Arial1" style:font-size-complex="8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11bd74" style:font-name-asian="Times New Roman" style:font-size-asian="8pt" style:language-asian="es" style:country-asian="ES" style:font-name-complex="Arial1" style:font-size-complex="8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1" fo:font-size="8pt" officeooo:rsid="000c0f99" officeooo:paragraph-rsid="004a0891" style:font-name-asian="Times New Roman" style:font-size-asian="8pt" style:language-asian="es" style:country-asian="ES" style:font-name-complex="Arial1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1f49a5" fo:background-color="transparent" style:font-name-asian="Times New Roman" style:font-size-asian="8pt" style:language-asian="es" style:country-asian="ES" style:font-name-complex="Arial1" style:font-size-complex="8pt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c0f99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bebf" fo:background-color="transparent" style:font-name-asian="Times New Roman" style:font-size-asian="8pt" style:language-asian="es" style:country-asian="ES" style:font-name-complex="Arial1" style:font-size-complex="8pt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1cd39a" fo:background-color="transparent" style:font-name-asian="Times New Roman" style:font-size-asian="8pt" style:language-asian="es" style:country-asian="ES" style:font-name-complex="Arial1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officeooo:rsid="001ac71c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3c8675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Arial1" fo:font-size="8pt" fo:font-weight="normal" officeooo:rsid="000c0f99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1b10a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weight="normal" officeooo:rsid="001ac71c" officeooo:paragraph-rsid="004a0891" fo:background-color="transparent" style:font-name-asian="Times New Roman" style:font-size-asian="8pt" style:language-asian="es" style:country-asian="ES" style:font-weight-asian="normal" style:font-name-complex="Arial1" style:font-size-complex="8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1cd39a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italic" fo:font-weight="normal" officeooo:rsid="0013ba01" officeooo:paragraph-rsid="004a0891" fo:background-color="transparent" style:font-name-asian="Times New Roman" style:font-size-asian="8pt" style:language-asian="es" style:country-asian="ES" style:font-style-asian="italic" style:font-weight-asian="normal" style:font-name-complex="Arial1" style:font-size-complex="8pt" style:font-style-complex="italic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1b10a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8pt" fo:font-style="normal" fo:font-weight="normal" officeooo:rsid="0013ba01" officeooo:paragraph-rsid="004a0891" fo:background-color="transparent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047df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ee15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a0891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11bd74"/>
    </style:style>
    <style:style style:name="P3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3c80de" fo:background-color="transparent" style:font-name-asian="Times New Roman" style:font-size-asian="8pt" style:language-asian="es" style:country-asian="ES" style:font-name-complex="Arial1" style:font-size-complex="8pt"/>
    </style:style>
    <style:style style:name="P36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37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696f8" fo:background-color="transparent" style:font-name-asian="Times New Roman" style:font-size-asian="8pt" style:language-asian="es" style:country-asian="ES" style:font-name-complex="Arial1" style:font-size-complex="8pt"/>
    </style:style>
    <style:style style:name="P38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232555" fo:background-color="transparent" style:font-name-asian="Times New Roman" style:font-size-asian="8pt" style:language-asian="es" style:country-asian="ES" style:font-name-complex="Arial1" style:font-size-complex="8pt"/>
    </style:style>
    <style:style style:name="P39" style:family="paragraph" style:parent-style-name="Table_20_Contents">
      <style:paragraph-properties fo:margin-top="0cm" fo:margin-bottom="0cm" loext:contextual-spacing="false" fo:line-height="100%"/>
      <style:text-properties style:font-name="Arial1" fo:font-size="8pt" officeooo:rsid="000dcb5a" officeooo:paragraph-rsid="004a0891" fo:background-color="transparent" style:font-name-asian="Times New Roman" style:font-size-asian="8pt" style:language-asian="es" style:country-asian="ES" style:font-name-complex="Arial1" style:font-size-complex="8pt"/>
    </style:style>
    <style:style style:name="P40" style:family="paragraph" style:parent-style-name="Standard">
      <style:text-properties officeooo:paragraph-rsid="0011bd74"/>
    </style:style>
    <style:style style:name="P41" style:family="paragraph" style:parent-style-name="Standard">
      <style:text-properties style:font-name="Arial1" fo:font-size="8pt" officeooo:rsid="004a65ad" officeooo:paragraph-rsid="004a65ad" style:font-name-asian="Times New Roman" style:font-size-asian="8pt" style:language-asian="es" style:country-asian="ES" style:font-name-complex="Arial1" style:font-size-complex="8pt"/>
    </style:style>
    <style:style style:name="P42" style:family="paragraph" style:parent-style-name="Standard">
      <style:text-properties officeooo:paragraph-rsid="004a089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style:font-name="Arial1" fo:font-size="7pt" fo:font-weight="bold" officeooo:paragraph-rsid="0011bd74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1" fo:font-size="7pt" fo:font-weight="bold" officeooo:paragraph-rsid="004a0891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7pt" fo:font-weight="bold" officeooo:rsid="0047159e" officeooo:paragraph-rsid="00471d1e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fo:font-size="7pt" fo:font-weight="bold" officeooo:rsid="0047159e" officeooo:paragraph-rsid="004a0891" style:font-name-asian="Times New Roman" style:font-size-asian="7pt" style:language-asian="es" style:country-asian="ES" style:font-weight-asian="bold" style:font-name-complex="Arial1" style:font-size-complex="7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49af0b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1d0b2a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1" fo:font-size="7pt" fo:font-style="italic" fo:font-weight="normal" officeooo:rsid="0013ba01" officeooo:paragraph-rsid="004a0891" fo:background-color="transparent" style:font-name-asian="Times New Roman" style:font-size-asian="7pt" style:language-asian="es" style:country-asian="ES" style:font-style-asian="italic" style:font-weight-asian="normal" style:font-name-complex="Arial1" style:font-size-complex="7pt" style:font-style-complex="italic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1" fo:font-size="7pt" officeooo:paragraph-rsid="001e8957" style:font-name-asian="Times New Roman" style:font-size-asian="7pt" style:language-asian="es" style:country-asian="ES" style:font-name-complex="Arial1" style:font-size-complex="7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1" fo:font-size="7pt" officeooo:paragraph-rsid="004a0891" style:font-name-asian="Times New Roman" style:font-size-asian="7pt" style:language-asian="es" style:country-asian="ES" style:font-name-complex="Arial1" style:font-size-complex="7pt"/>
    </style:style>
    <style:style style:name="T1" style:family="text">
      <style:text-properties officeooo:rsid="00088f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ac71c" style:font-style-asian="italic" style:font-style-complex="italic"/>
    </style:style>
    <style:style style:name="T4" style:family="text">
      <style:text-properties fo:font-style="italic" fo:font-weight="normal" officeooo:rsid="0013ba01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ac71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ba01" fo:background-color="#ffffff" loext:char-shading-value="0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3ba01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9af0b" fo:background-color="transparent" loext:char-shading-value="0" style:font-style-asian="italic" style:font-weight-asian="normal" style:font-style-complex="italic" style:font-weight-complex="normal"/>
    </style:style>
    <style:style style:name="T10" style:family="text">
      <style:text-properties style:font-name="Arial1" fo:font-size="8pt" style:font-name-asian="Times New Roman" style:font-size-asian="8pt" style:language-asian="es" style:country-asian="ES" style:font-name-complex="Arial1" style:font-size-complex="8pt"/>
    </style:style>
    <style:style style:name="T11" style:family="text">
      <style:text-properties style:font-name="Arial1" fo:font-size="8pt" officeooo:rsid="004c136e" style:font-name-asian="Times New Roman" style:font-size-asian="8pt" style:language-asian="es" style:country-asian="ES" style:font-name-complex="Arial1" style:font-size-complex="8pt"/>
    </style:style>
    <style:style style:name="T12" style:family="text">
      <style:text-properties style:font-name="Arial1" fo:font-size="8pt" fo:font-style="normal" fo:font-weight="normal" officeooo:rsid="0013ba01" fo:background-color="transparent" loext:char-shading-value="0" style:font-name-asian="Times New Roman" style:font-size-asian="8pt" style:language-asian="es" style:country-asian="ES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officeooo:rsid="00128b3d"/>
    </style:style>
    <style:style style:name="T14" style:family="text">
      <style:text-properties style:font-name="Arial"/>
    </style:style>
    <style:style style:name="T15" style:family="text">
      <style:text-properties officeooo:rsid="002f5606"/>
    </style:style>
    <style:style style:name="T16" style:family="text">
      <style:text-properties officeooo:rsid="003cfa10"/>
    </style:style>
    <style:style style:name="T17" style:family="text">
      <style:text-properties officeooo:rsid="004306b8"/>
    </style:style>
    <style:style style:name="T18" style:family="text">
      <style:text-properties fo:font-style="normal" fo:font-weight="bold" officeooo:rsid="0049a5b0" style:font-style-asian="normal" style:font-weight-asian="bold" style:font-style-complex="normal" style:font-weight-complex="bold"/>
    </style:style>
    <style:style style:name="T19" style:family="text">
      <style:text-properties officeooo:rsid="0049af0b"/>
    </style:style>
    <style:style style:name="T20" style:family="text">
      <style:text-properties officeooo:rsid="004c136e"/>
    </style:style>
  </office:automatic-styles>
  <office:body>
    <office:text>
      <office:forms form:automatic-focus="false" form:apply-design-mode="false"/>
      <text:variable-decls>
        <text:variable-decl office:value-type="float" text:name="emp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"/>
      </text:user-field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3">Empleador:</text:p>
          </table:table-cell>
          <table:covered-table-cell/>
          <table:table-cell table:style-name="Tabla1.A1" table:number-columns-spanned="2" office:value-type="string">
            <text:p text:style-name="P3">C.U.I.T. Empleador:</text:p>
          </table:table-cell>
          <table:covered-table-cell/>
          <table:table-cell table:style-name="Tabla1.E1" table:number-columns-spanned="2" office:value-type="string">
            <text:p text:style-name="P3">Beneficiar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5"><text:text-input text:description="&lt;o.employeer_id.name&gt;">Name</text:text-input></text:p>
          </table:table-cell>
          <table:covered-table-cell/>
          <table:table-cell table:style-name="Tabla1.A2" table:number-columns-spanned="2" office:value-type="string">
            <text:p text:style-name="P29"><text:text-input text:description="&lt;o.employeer_id.cuit&gt;">Name</text:text-input></text:p>
          </table:table-cell>
          <table:covered-table-cell/>
          <table:table-cell table:style-name="Tabla1.A2" table:number-columns-spanned="2" office:value-type="string">
            <text:p text:style-name="P29"><text:text-input text:description="&lt;o.beneficiary_id.name&gt;">Name</text:text-input></text:p>
          </table:table-cell>
          <table:covered-table-cell/>
        </table:table-row>
        <table:table-row table:style-name="Tabla1.1">
          <table:table-cell table:style-name="Tabla1.A3" table:number-columns-spanned="2" office:value-type="string">
            <text:p text:style-name="P3">Domicilio:</text:p>
          </table:table-cell>
          <table:covered-table-cell/>
          <table:table-cell table:style-name="Tabla1.A1" table:number-columns-spanned="2" office:value-type="string">
            <text:p text:style-name="P3">C.U.I.L. Empleado:</text:p>
          </table:table-cell>
          <table:covered-table-cell/>
          <table:table-cell table:style-name="Tabla1.E3" table:number-columns-spanned="2" office:value-type="string">
            <text:p text:style-name="P3">Domicilio:</text:p>
          </table:table-cell>
          <table:covered-table-cell/>
        </table:table-row>
        <table:table-row table:style-name="Tabla1.2">
          <table:table-cell table:style-name="Tabla1.A2" table:number-columns-spanned="2" office:value-type="string">
            <text:p text:style-name="P20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1.A2" table:number-columns-spanned="2" office:value-type="string">
            <text:p text:style-name="P27"><text:text-input text:description="&lt;o.beneficiary_id.cuit&gt;">Name</text:text-input></text:p>
          </table:table-cell>
          <table:covered-table-cell/>
          <table:table-cell table:style-name="Tabla1.E4" table:number-columns-spanned="2" office:value-type="string">
            <text:p text:style-name="P21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1.1">
          <table:table-cell table:style-name="Tabla1.A1" table:number-columns-spanned="2" office:value-type="string">
            <text:p text:style-name="P3"><text:span text:style-name="T1">Ú</text:span>lt. Per. Depositado</text:p>
          </table:table-cell>
          <table:covered-table-cell/>
          <table:table-cell table:style-name="Tabla1.E3" table:number-columns-spanned="2" office:value-type="string">
            <text:p text:style-name="P3">F<text:span text:style-name="T13">echa</text:span></text:p>
          </table:table-cell>
          <table:covered-table-cell/>
          <table:table-cell table:style-name="Tabla1.E3" office:value-type="string">
            <text:p text:style-name="P43">I<text:span text:style-name="T13">ngreso</text:span></text:p>
          </table:table-cell>
          <table:table-cell table:style-name="Tabla1.E3" office:value-type="string">
            <text:p text:style-name="P43">C<text:span text:style-name="T13">ategoría</text:span></text:p>
          </table:table-cell>
        </table:table-row>
        <table:table-row table:style-name="Tabla1.1">
          <table:table-cell table:style-name="Tabla1.A6" table:number-columns-spanned="2" office:value-type="string">
            <text:p text:style-name="P11"/>
          </table:table-cell>
          <table:covered-table-cell/>
          <table:table-cell table:style-name="Tabla1.C6" table:number-columns-spanned="2" office:value-type="string">
            <text:p text:style-name="P11"/>
          </table:table-cell>
          <table:covered-table-cell/>
          <table:table-cell table:style-name="Tabla1.C6" office:value-type="string">
            <text:p text:style-name="P50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1.C6" office:value-type="string">
            <text:p text:style-name="P48"><text:text-input text:description="&lt;o.beneficiary_id.sigvat_category_id.name&gt;">Name</text:text-input></text:p>
          </table:table-cell>
        </table:table-row>
        <table:table-row table:style-name="Tabla1.1">
          <table:table-cell table:style-name="Tabla1.A6" table:number-columns-spanned="2" office:value-type="string">
            <text:p text:style-name="P5">CONCEPTO</text:p>
          </table:table-cell>
          <table:covered-table-cell/>
          <table:table-cell table:style-name="Tabla1.C6" office:value-type="string">
            <text:p text:style-name="P9">HAB<text:span text:style-name="T17">ERES</text:span></text:p>
          </table:table-cell>
          <table:table-cell table:style-name="Tabla1.C6" office:value-type="string">
            <text:p text:style-name="P9">DEDUC<text:span text:style-name="T16">C</text:span>.</text:p>
          </table:table-cell>
          <table:table-cell table:style-name="Tabla1.A6" table:number-columns-spanned="2" office:value-type="string">
            <text:p text:style-name="P45">CORRESPONDIENTE A</text:p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4"/>
          </table:table-cell>
          <table:covered-table-cell/>
          <table:table-cell table:style-name="Tabla1.C6" office:value-type="string">
            <text:p text:style-name="P8"/>
          </table:table-cell>
          <table:table-cell table:style-name="Tabla1.C6" office:value-type="string">
            <text:p text:style-name="P8"/>
          </table:table-cell>
          <table:table-cell table:style-name="Tabla1.A6" table:number-columns-spanned="2" office:value-type="string">
            <text:p text:style-name="P47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1.1">
          <table:table-cell table:style-name="Tabla1.A6" table:number-columns-spanned="4" office:value-type="string">
            <text:p text:style-name="P38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1.C6" table:number-rows-spanned="4" table:number-columns-spanned="2" office:value-type="string">
            <text:p text:style-name="P11"/>
          </table:table-cell>
          <table:covered-table-cell/>
        </table:table-row>
        <table:table-row table:style-name="Tabla1.1">
          <table:table-cell table:style-name="Tabla1.A6" table:number-columns-spanned="2" office:value-type="string">
            <text:p text:style-name="P37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1.C10" office:value-type="string">
            <text:p text:style-name="P35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1.D10" office:value-type="string">
            <text:p text:style-name="P35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38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2" office:value-type="string">
            <text:p text:style-name="P3">Observación: </text:p>
          </table:table-cell>
          <table:table-cell table:style-name="Tabla1.B13" table:number-columns-spanned="5" office:value-type="string">
            <text:p text:style-name="P34"><text:a xlink:type="simple" xlink:href="python://o.observations" text:style-name="Internet_20_link" text:visited-style-name="Visited_20_Internet_20_Link"><text:span text:style-name="T11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4" table:number-columns-spanned="2" office:value-type="string">
            <text:p text:style-name="P3">TOTALES</text:p>
          </table:table-cell>
          <table:covered-table-cell/>
          <table:table-cell table:style-name="Tabla1.C14" office:value-type="string">
            <text:p text:style-name="P23"><text:span text:style-name="T13">$ </text:span><text:span text:style-name="T3"><text:text-input text:description="&lt;formatLang(o.total_gross)&gt;">Name</text:text-input></text:span></text:p>
          </table:table-cell>
          <table:table-cell table:style-name="Tabla1.C14" office:value-type="string">
            <text:p text:style-name="P18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1.E14" table:number-columns-spanned="2" office:value-type="string">
            <text:p text:style-name="P18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B15" office:value-type="string">
            <text:p text:style-name="P11"/>
          </table:table-cell>
          <table:table-cell table:style-name="Tabla1.E1" office:value-type="string">
            <text:p text:style-name="P11"/>
          </table:table-cell>
        </table:table-row>
        <table:table-row table:style-name="Tabla1.16">
          <table:table-cell table:style-name="Tabla1.A16" table:number-columns-spanned="6" office:value-type="string">
            <text:p text:style-name="P31"><text:span text:style-name="Fuente_20_de_20_párrafo_20_predeter."><text:span text:style-name="T10"/></text:span></text:p>
            <text:p text:style-name="P32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columns-spanned="6" office:value-type="string">
            <text:p text:style-name="P41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8" table:number-columns-spanned="6" office:value-type="string"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9" office:value-type="string">
            <text:p text:style-name="P11"/>
          </table:table-cell>
          <table:table-cell table:style-name="Tabla1.B19" office:value-type="string">
            <text:p text:style-name="P11"/>
          </table:table-cell>
          <table:table-cell table:style-name="Tabla1.E3" table:number-columns-spanned="4" office:value-type="string">
            <text:p text:style-name="P11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6" table:number-columns-spanned="6" office:value-type="string">
            <text:p text:style-name="P11"/>
            <text:p text:style-name="P11"/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6" office:value-type="string">
            <text:p text:style-name="P12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6" table:number-columns-spanned="6" office:value-type="string">
            <text:p text:style-name="P12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table:number-columns-spanned="2" office:value-type="string">
            <text:p text:style-name="P7">Empleador:</text:p>
          </table:table-cell>
          <table:covered-table-cell/>
          <table:table-cell table:style-name="Tabla2.A1" table:number-columns-spanned="2" office:value-type="string">
            <text:p text:style-name="P7">C.U.I.T. Empleador:</text:p>
          </table:table-cell>
          <table:covered-table-cell/>
          <table:table-cell table:style-name="Tabla2.E1" table:number-columns-spanned="2" office:value-type="string">
            <text:p text:style-name="P7">Beneficiar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6"><text:text-input text:description="&lt;o.employeer_id.name&gt;">Name</text:text-input></text:p>
          </table:table-cell>
          <table:covered-table-cell/>
          <table:table-cell table:style-name="Tabla2.A2" table:number-columns-spanned="2" office:value-type="string">
            <text:p text:style-name="P30"><text:text-input text:description="&lt;o.employeer_id.cuit&gt;">Name</text:text-input></text:p>
          </table:table-cell>
          <table:covered-table-cell/>
          <table:table-cell table:style-name="Tabla2.A2" table:number-columns-spanned="2" office:value-type="string">
            <text:p text:style-name="P30"><text:text-input text:description="&lt;o.beneficiary_id.name&gt;">Name</text:text-input></text:p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p text:style-name="P7">Domicilio:</text:p>
          </table:table-cell>
          <table:covered-table-cell/>
          <table:table-cell table:style-name="Tabla2.A1" table:number-columns-spanned="2" office:value-type="string">
            <text:p text:style-name="P7">C.U.I.L. Empleado:</text:p>
          </table:table-cell>
          <table:covered-table-cell/>
          <table:table-cell table:style-name="Tabla2.E3" table:number-columns-spanned="2" office:value-type="string">
            <text:p text:style-name="P7">Domicilio:</text:p>
          </table:table-cell>
          <table:covered-table-cell/>
        </table:table-row>
        <table:table-row table:style-name="Tabla2.2">
          <table:table-cell table:style-name="Tabla2.A2" table:number-columns-spanned="2" office:value-type="string">
            <text:p text:style-name="P22"><text:span text:style-name="T6"><text:text-input text:description="&lt;o.employeer_id.street&gt;">Name</text:text-input></text:span><text:span text:style-name="T6">, </text:span><text:span text:style-name="T6"><text:text-input text:description="&lt;o.employeer_id.city&gt;">Name</text:text-input></text:span></text:p>
          </table:table-cell>
          <table:covered-table-cell/>
          <table:table-cell table:style-name="Tabla2.A2" table:number-columns-spanned="2" office:value-type="string">
            <text:p text:style-name="P28"><text:text-input text:description="&lt;o.beneficiary_id.cuit&gt;">Name</text:text-input></text:p>
          </table:table-cell>
          <table:covered-table-cell/>
          <table:table-cell table:style-name="Tabla2.E4" table:number-columns-spanned="2" office:value-type="string">
            <text:p text:style-name="P22"><text:span text:style-name="T4"><text:text-input text:description="&lt;o.beneficiary_id.street&gt;">Name</text:text-input></text:span><text:span text:style-name="T4">, </text:span><text:span text:style-name="T4"><text:text-input text:description="&lt;o.beneficiary_id.city&gt;">Name</text:text-input></text:span></text:p>
          </table:table-cell>
          <table:covered-table-cell/>
        </table:table-row>
        <table:table-row table:style-name="Tabla2.1">
          <table:table-cell table:style-name="Tabla2.A1" table:number-columns-spanned="2" office:value-type="string">
            <text:p text:style-name="P7"><text:span text:style-name="T1">Ú</text:span>lt. Per. Depositado</text:p>
          </table:table-cell>
          <table:covered-table-cell/>
          <table:table-cell table:style-name="Tabla2.E3" table:number-columns-spanned="2" office:value-type="string">
            <text:p text:style-name="P7">F<text:span text:style-name="T13">echa</text:span></text:p>
          </table:table-cell>
          <table:covered-table-cell/>
          <table:table-cell table:style-name="Tabla2.E3" office:value-type="string">
            <text:p text:style-name="P44">I<text:span text:style-name="T13">ngreso</text:span></text:p>
          </table:table-cell>
          <table:table-cell table:style-name="Tabla2.E3" office:value-type="string">
            <text:p text:style-name="P44">C<text:span text:style-name="T13">ategoría</text:span></text:p>
          </table:table-cell>
        </table:table-row>
        <table:table-row table:style-name="Tabla2.1">
          <table:table-cell table:style-name="Tabla2.A6" table:number-columns-spanned="2" office:value-type="string">
            <text:p text:style-name="P14"/>
          </table:table-cell>
          <table:covered-table-cell/>
          <table:table-cell table:style-name="Tabla2.C6" table:number-columns-spanned="2" office:value-type="string">
            <text:p text:style-name="P14"/>
          </table:table-cell>
          <table:covered-table-cell/>
          <table:table-cell table:style-name="Tabla2.C6" office:value-type="string">
            <text:p text:style-name="P51"><text:span text:style-name="T2">MES</text:span>: <text:span text:style-name="T8"><text:text-input text:description="&lt;o.beneficiary_id.date_start[5:7]&gt;">Name</text:text-input></text:span><text:span text:style-name="T8">/</text:span><text:span text:style-name="T8"><text:text-input text:description="&lt;o.beneficiary_id.date_start[2:4]&gt;">Name</text:text-input></text:span></text:p>
          </table:table-cell>
          <table:table-cell table:style-name="Tabla2.C6" office:value-type="string">
            <text:p text:style-name="P49"><text:text-input text:description="&lt;o.beneficiary_id.sigvat_category_id.name&gt;">Name</text:text-input></text:p>
          </table:table-cell>
        </table:table-row>
        <table:table-row table:style-name="Tabla2.1">
          <table:table-cell table:style-name="Tabla2.A6" table:number-columns-spanned="2" office:value-type="string">
            <text:p text:style-name="P6">CONCEPTO</text:p>
          </table:table-cell>
          <table:covered-table-cell/>
          <table:table-cell table:style-name="Tabla2.C6" office:value-type="string">
            <text:p text:style-name="P10">HAB<text:span text:style-name="T17">ERES</text:span></text:p>
          </table:table-cell>
          <table:table-cell table:style-name="Tabla2.C6" office:value-type="string">
            <text:p text:style-name="P10">DEDUC<text:span text:style-name="T16">C</text:span>.</text:p>
          </table:table-cell>
          <table:table-cell table:style-name="Tabla2.A6" table:number-columns-spanned="2" office:value-type="string">
            <text:p text:style-name="P46">CORRESPONDIENTE A</text:p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6"/>
          </table:table-cell>
          <table:covered-table-cell/>
          <table:table-cell table:style-name="Tabla2.C6" office:value-type="string">
            <text:p text:style-name="P10"/>
          </table:table-cell>
          <table:table-cell table:style-name="Tabla2.C6" office:value-type="string">
            <text:p text:style-name="P10"/>
          </table:table-cell>
          <table:table-cell table:style-name="Tabla2.A6" table:number-columns-spanned="2" office:value-type="string">
            <text:p text:style-name="P49"><text:span text:style-name="T18">MES: </text:span><text:text-input text:description="&lt;o.get_month()&gt;">Name</text:text-input> <text:span text:style-name="T19">de </text:span><text:text-input text:description="&lt;o.year&gt;">Name</text:text-input></text:p>
          </table:table-cell>
          <table:covered-table-cell/>
        </table:table-row>
        <table:table-row table:style-name="Tabla2.1">
          <table:table-cell table:style-name="Tabla2.A6" table:number-columns-spanned="4" office:value-type="string">
            <text:p text:style-name="P39"><text:text-input text:description="&lt;for each=&quot;r in o.line_ids&quot;&gt;">&lt;for each="r in o.rendicion_ids"&gt;</text:text-input></text:p>
          </table:table-cell>
          <table:covered-table-cell/>
          <table:covered-table-cell/>
          <table:covered-table-cell/>
          <table:table-cell table:style-name="Tabla2.C6" table:number-rows-spanned="4" table:number-columns-spanned="2" office:value-type="string">
            <text:p text:style-name="P14"/>
          </table:table-cell>
          <table:covered-table-cell/>
        </table:table-row>
        <table:table-row table:style-name="Tabla2.1">
          <table:table-cell table:style-name="Tabla2.A6" table:number-columns-spanned="2" office:value-type="string">
            <text:p text:style-name="P39"><text:text-input text:description="&lt;if test=&quot;r.concept_id.type_id.code in ['HRE','HNR','DED']&quot;&gt;">&lt;r.movilidad&gt;</text:text-input><text:text-input text:description="&lt;r.concept_id.name&gt;">&lt;r.movilidad&gt;</text:text-input><text:span text:style-name="T14"><text:text-input text:description="&lt;/if&gt;">&lt;/if&gt;</text:text-input></text:span></text:p>
          </table:table-cell>
          <table:covered-table-cell/>
          <table:table-cell table:style-name="Tabla2.C10" office:value-type="string">
            <text:p text:style-name="P36"><text:text-input text:description="&lt;if test=&quot;r.concept_id.type_id.code in ['HRE','HNR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table-cell table:style-name="Tabla2.D10" office:value-type="string">
            <text:p text:style-name="P36"><text:text-input text:description="&lt;if test=&quot;r.concept_id.type_id.code in ['DED']&quot;&gt;">&lt;r.movilidad&gt;</text:text-input> <text:span text:style-name="T15">$ </text:span><text:text-input text:description="&lt;formatLang(r.amount)&gt;">&lt;r.movilidad&gt;</text:text-input><text:span text:style-name="T14"><text:text-input text:description="&lt;/if&gt;">&lt;/if&gt;</text:text-input></text:span></text:p>
          </table:table-cell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39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4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3">
          <table:table-cell table:style-name="Tabla2.A2" office:value-type="string">
            <text:p text:style-name="P7">Observación: </text:p>
          </table:table-cell>
          <table:table-cell table:style-name="Tabla2.B13" table:number-columns-spanned="5" office:value-type="string">
            <text:p text:style-name="P15"><text:a xlink:type="simple" xlink:href="python://o.observations" text:style-name="Internet_20_link" text:visited-style-name="Visited_20_Internet_20_Link"><text:span text:style-name="T20">o.observatios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4" table:number-columns-spanned="2" office:value-type="string">
            <text:p text:style-name="P7">TOTALES</text:p>
          </table:table-cell>
          <table:covered-table-cell/>
          <table:table-cell table:style-name="Tabla2.C14" office:value-type="string">
            <text:p text:style-name="P24"><text:span text:style-name="T13">$ </text:span><text:span text:style-name="T3"><text:text-input text:description="&lt;formatLang(o.total_gross)&gt;">Name</text:text-input></text:span></text:p>
          </table:table-cell>
          <table:table-cell table:style-name="Tabla2.C14" office:value-type="string">
            <text:p text:style-name="P19"><text:span text:style-name="T13">$ </text:span><text:span text:style-name="T5"><text:text-input text:description="&lt;formatLang(o.total_deduction)&gt;">Name</text:text-input></text:span></text:p>
          </table:table-cell>
          <table:table-cell table:style-name="Tabla2.E14" table:number-columns-spanned="2" office:value-type="string">
            <text:p text:style-name="P19"><text:span text:style-name="T13"><text:s/>$ </text:span><text:span text:style-name="T5"><text:text-input text:description="&lt;formatLang(o.total_gross-o.total_deduction)&gt;">Name</text:text-input></text:span></text:p>
          </table:table-cell>
          <table:covered-table-cell/>
        </table:table-row>
        <table:table-row table:style-name="Tabla2.1">
          <table:table-cell table:style-name="Tabla2.A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B15" office:value-type="string">
            <text:p text:style-name="P14"/>
          </table:table-cell>
          <table:table-cell table:style-name="Tabla2.E1" office:value-type="string">
            <text:p text:style-name="P14"/>
          </table:table-cell>
        </table:table-row>
        <table:table-row table:style-name="Tabla2.16">
          <table:table-cell table:style-name="Tabla2.A16" table:number-columns-spanned="6" office:value-type="string">
            <text:p text:style-name="P33"><text:span text:style-name="Fuente_20_de_20_párrafo_20_predeter."><text:span text:style-name="T10"/></text:span></text:p>
            <text:p text:style-name="P33"><text:span text:style-name="Fuente_20_de_20_párrafo_20_predeter."><text:span text:style-name="T12"><text:text-input text:description="&lt;o.notes&gt;">Nam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3" table:number-columns-spanned="6" office:value-type="string">
            <text:p text:style-name="P41">Posadas, <text:span text:style-name="T8"><text:text-input text:description="&lt;o.date[8:10]&gt;">Name</text:text-input></text:span><text:span text:style-name="T8"> </text:span><text:span text:style-name="T7">de</text:span> <text:span text:style-name="T8"><text:text-input text:description="&lt;o.get_month_date()&gt;">Name</text:text-input></text:span><text:span text:style-name="T8"> </text:span><text:span text:style-name="T9">de </text:span><text:span text:style-name="T8"><text:text-input text:description="&lt;o.date[0:4]&gt;">Nam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8" table:number-columns-spanned="6" office:value-type="string">
            <text:p text:style-name="P14"/>
            <text:p text:style-name="P14"/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9" office:value-type="string">
            <text:p text:style-name="P14"/>
          </table:table-cell>
          <table:table-cell table:style-name="Tabla2.B19" office:value-type="string">
            <text:p text:style-name="P14"/>
          </table:table-cell>
          <table:table-cell table:style-name="Tabla2.E3" table:number-columns-spanned="4" office:value-type="string">
            <text:p text:style-name="P14">Firma de Beneficiario <text:s text:c="17"/>Firma del Empleador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6" table:number-columns-spanned="6" office:value-type="string">
            <text:p text:style-name="P14"/>
            <text:p text:style-name="P14"/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1" table:number-columns-spanned="6" office:value-type="string">
            <text:p text:style-name="P13">RECIBO ORIGINAL (Para el Empleador) <text:s text:c="2"/>RECIBO DUPLICADO (Para el Beneficiari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22">
          <table:table-cell table:style-name="Tabla2.A6" table:number-columns-spanned="6" office:value-type="string">
            <text:p text:style-name="P13">LEY 16.576 - 17.250 - 18.596 - 20.74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1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46:59.098000000</meta:creation-date>
    <dc:date>2017-11-25T22:29:36.656658948</dc:date>
    <meta:editing-duration>PT22H15M50S</meta:editing-duration>
    <meta:editing-cycles>62</meta:editing-cycles>
    <meta:generator>LibreOffice/5.1.6.2$Linux_X86_64 LibreOffice_project/10m0$Build-2</meta:generator>
    <meta:document-statistic meta:table-count="2" meta:image-count="0" meta:object-count="0" meta:page-count="1" meta:paragraph-count="78" meta:word-count="312" meta:character-count="1376" meta:non-whitespace-character-count="1240"/>
  </office:meta>
</office:document-meta>
</file>